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2d4db" officeooo:paragraph-rsid="0012d4db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2d4db" officeooo:paragraph-rsid="0012d4db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35b98" style:font-size-asian="10.5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4b9de" style:font-size-asian="10.5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54fb4" style:font-size-asian="10.5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6941a" style:font-size-asian="10.5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839b9" style:font-size-asian="10.5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8aa5f" style:font-size-asian="10.5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a6fe9" style:font-size-asian="10.5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baa25" style:font-size-asian="10.5pt" style:font-size-complex="12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64c8" style:font-size-asian="10.5pt" style:font-size-complex="12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12d4db" officeooo:paragraph-rsid="0012d4db" style:font-size-asian="12pt" style:font-size-complex="12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cc" style:font-name="arial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cc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officeooo:rsid="00135b98"/>
    </style:style>
    <style:style style:name="T4" style:family="text">
      <style:text-properties officeooo:rsid="0014b9de"/>
    </style:style>
    <style:style style:name="T5" style:family="text">
      <style:text-properties officeooo:rsid="00154fb4"/>
    </style:style>
    <style:style style:name="T6" style:family="text">
      <style:text-properties officeooo:rsid="0016941a"/>
    </style:style>
    <style:style style:name="T7" style:family="text">
      <style:text-properties officeooo:rsid="001839b9"/>
    </style:style>
    <style:style style:name="T8" style:family="text">
      <style:text-properties officeooo:rsid="0018aa5f"/>
    </style:style>
    <style:style style:name="T9" style:family="text">
      <style:text-properties officeooo:rsid="001a6fe9"/>
    </style:style>
    <style:style style:name="T10" style:family="text">
      <style:text-properties officeooo:rsid="001baa25"/>
    </style:style>
    <style:style style:name="T11" style:family="text">
      <style:text-properties officeooo:rsid="001d6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:</text:p>
      <text:p text:style-name="P3"/>
      <text:p text:style-name="P13">Mar 1, 2011</text:p>
      <text:p text:style-name="P1"><text:span text:style-name="T1">Web15 ContEd<text:line-break/></text:span><text:a xlink:type="simple" xlink:href="http://edu20.org/" office:target-frame-name="_blank" xlink:show="new"><text:span text:style-name="T2">edu20.org</text:span></text:a><text:span text:style-name="T1"><text:line-break/>johnabbottstudent<text:line-break/>classid = 38809<text:line-break/>pwd: Internet24-26<text:line-break/>SID = 1195684<text:line-break/>classes =&gt; resources =&gt; { everything}<text:line-break/>My group: Nicole, Marty, Cary<text:line-break/></text:span><text:a xlink:type="simple" xlink:href="http://typewith.me/web15Ass1nicolemartycarylukeFIZNXnEnYg" office:target-frame-name="_blank" xlink:show="new"><text:span text:style-name="T2">http://typewith.me/web15Ass1nicolemartycarylukeFIZNXnEnYg</text:span></text:a><text:span text:style-name="T1"><text:line-break/></text:span><text:a xlink:type="simple" xlink:href="http://www.speedtest.net/index.php" office:target-frame-name="_blank" xlink:show="new"><text:span text:style-name="T2">www.speedtest.net/index.php</text:span></text:a></text:p>
      <text:p text:style-name="P14"/>
      <text:p text:style-name="P4"><text:span text:style-name="T3">-Internet =&gt; interconnected network of networks, worldwide</text:span></text:p>
      <text:p text:style-name="P4"><text:span text:style-name="T3">-Protocol =&gt; standard or set of rules that computer network devices follow to communicate w/ each other</text:span></text:p>
      <text:p text:style-name="P4"><text:span text:style-name="T3">-Transmitting and receiving data: Transmission Control Protocol/Internet Protocol. Different -OSes, still can communicate</text:span></text:p>
      <text:p text:style-name="P4"><text:span text:style-name="T3">-Communications carries operate the high-speed fiber-optic networks that Internet transmissions flow through. </text:span></text:p>
      <text:p text:style-name="P4"><text:span text:style-name="T3">-No organization owns or controls the Internet (although there are standards and certain regulations). </text:span></text:p>
      <text:p text:style-name="P4"><text:span text:style-name="T3">-Profound changes in: business, communications with friends/relatives, banking, leisure, journalism and media (audio, video), medicine and patient care, everything!</text:span></text:p>
      <text:p text:style-name="P4"><text:span text:style-name="T3">weblog, blog, diary, either general or more specific, content-oriented or hyperlink-based</text:span></text:p>
      <text:p text:style-name="P4"><text:span text:style-name="T3">-Internet activities: e-mail, IM, browsing and searching, forums, blogs, download and upload files, log on to remote computers, business</text:span></text:p>
      <text:p text:style-name="P4"><text:span text:style-name="T3">-WWW is a subset of the Internet, supports a large collection of documents that combine text with pictures, sound, video</text:span><text:span text:style-name="T4">. These documents are called web-pages (well, not all). Web sites are collections of web-pages that are controlled by an entity. College sites, business sites, non-profits, and personal use.</text:span></text:p>
      <text:p text:style-name="P5"><text:span text:style-name="T4">-websites are created using Hypertext Markup Language. This is a set of tags that mark the site for styling with CSS and create content such as paragraphs, text-boxes (form-data), tables, lists, etc...</text:span></text:p>
      <text:p text:style-name="P5"><text:span text:style-name="T4">-must upload or publish the site using FTP to a web server.</text:span></text:p>
      <text:p text:style-name="P5"><text:span text:style-name="T4">-A web server is a computer on which web pages are stored. </text:span></text:p>
      <text:p text:style-name="P5"><text:span text:style-name="T4">-web browsers access and view web pages. Web pages are connected to other web pages via hyperlinks. Exploring the web by following links is called browsing or surfing</text:span></text:p>
      <text:p text:style-name="P5"><text:span text:style-name="T4">==Search tools== web resource, helps user find specific information</text:span></text:p>
      <text:p text:style-name="P5"><text:span text:style-name="T4">-search engine: find sites that contain keywords or phrases. </text:span></text:p>
      <text:p text:style-name="P5"><text:span text:style-name="T4">-directory: hierarchical database with references to websites</text:span></text:p>
      <text:p text:style-name="P5"><text:span text:style-name="T4">-W3C World Wide Web Consortium, help to standardize and develop new web technologies</text:span></text:p>
      <text:p text:style-name="P5"><text:span text:style-name="T4">-e-mail clients: MS Outlook, Evolution, <text:s/>or web-based client like gmail</text:span></text:p>
      <text:p text:style-name="P5"><text:span text:style-name="T4">-</text:span><text:span text:style-name="T5">Online communication: IRC, e-mail, IM, mailing lists, web-forums, blogs</text:span></text:p>
      <text:p text:style-name="P6"><text:span text:style-name="T5">-Server is a computer on a network that stores files</text:span></text:p>
      <text:p text:style-name="P6"><text:span text:style-name="T5">-downloading and uploading through FTP</text:span></text:p>
      <text:p text:style-name="P6"><text:span text:style-name="T5">-telnet is the protocol that allows users to log in to remote computers</text:span></text:p>
      <text:p text:style-name="P6"><text:span text:style-name="T5">-E-commerce, placing orders, sending invoices, credit-card transactions</text:span></text:p>
      <text:p text:style-name="P6"><text:soft-page-break/><text:span text:style-name="T5">-B2C(onsumer), B2B (business buys from vendor or manufacturer), B2E(mployee) for things like HR departments, C2C (like auction sites, etc...).</text:span></text:p>
      <text:p text:style-name="P6"><text:span text:style-name="T5">==Origins in Arpanet==</text:span></text:p>
      <text:p text:style-name="P6"><text:span text:style-name="T5">-Academia (France), Industry (Britain), Govt &amp; Military (US), collaboration between them to create first computer network</text:span></text:p>
      <text:p text:style-name="P6"><text:span text:style-name="T5">-w/ launch of Sputnik, US scared of attack and centralized computing power</text:span></text:p>
      <text:p text:style-name="P6"><text:span text:style-name="T5">-US gov't (DoD) created Advanced Research Projects Agency </text:span></text:p>
      <text:p text:style-name="P6"><text:span text:style-name="T5">-Circuit switching is a technology that landline phones use to create a private circuit between two remote parties. </text:span></text:p>
      <text:p text:style-name="P6"><text:span text:style-name="T5">-1961, data networking and packet switching, separating data from a sending computer into packets and then reassembling them. Packets take different routes even, so further reduce the effects of attacks</text:span></text:p>
      <text:p text:style-name="P7"><text:span text:style-name="T6">-1966 ARPANET launched</text:span></text:p>
      <text:p text:style-name="P7"><text:span text:style-name="T6">-interface messgage processors, switches that controlled packet flow in 1960s. </text:span></text:p>
      <text:p text:style-name="P7"><text:span text:style-name="T6">1966 telephone line connection b/t remote computers</text:span></text:p>
      <text:p text:style-name="P7"><text:span text:style-name="T6">-end of 1970, 13 hosts</text:span></text:p>
      <text:p text:style-name="P7"><text:span text:style-name="T6">-1972, developed new protocols. TCP (provides flow control and error checking for lost packets) and IP (address and send packets)</text:span></text:p>
      <text:p text:style-name="P7"><text:span text:style-name="T6">-1983, a mandate of TCP/IP as the common Internet protocol</text:span></text:p>
      <text:p text:style-name="P7"><text:span text:style-name="T6">-1980s, from researchers to the public: USENET, BITNET, no longer just for researchers. mid 1990's, URLs are used instead of URIs.</text:span></text:p>
      <text:p text:style-name="P7"><text:span text:style-name="T6">-Internet backbone: long-distance lines and hardware that connects computer to the Internet</text:span></text:p>
      <text:p text:style-name="P7"><text:span text:style-name="T6">-1992, allowed to do e-commerce</text:span></text:p>
      <text:p text:style-name="P7"><text:span text:style-name="T6">-early 1990s, Gopher invented. Protocol to form a hierarchical system to deliver and access information. These were like folders</text:span></text:p>
      <text:p text:style-name="P7"><text:span text:style-name="T6">-Hypertext: system of hyperlinks that allow user to link to different web-pages using text, images, video, etc... Invented by Tim Berners-Lee</text:span></text:p>
      <text:p text:style-name="P7"><text:span text:style-name="T6">-</text:span><text:span text:style-name="T7">also created WorldWideWeb, first browser. also HTTP: a protocol that defines how html documents are transmitted to a browser. </text:span></text:p>
      <text:p text:style-name="P8"><text:span text:style-name="T7">-Mosaic becomes popular 1993, became Netscape Navigator</text:span></text:p>
      <text:p text:style-name="P8"><text:span text:style-name="T7">-spam: bulk advertising</text:span></text:p>
      <text:p text:style-name="P8"><text:span text:style-name="T7">-Internet2, CANARIE, partnership between business, gov't and academia</text:span></text:p>
      <text:p text:style-name="P8"><text:span text:style-name="T7">-libraries, schools, businesses usually have a LAN. Users share resources and data. LANs can connect directly to the Internet</text:span></text:p>
      <text:p text:style-name="P8"><text:span text:style-name="T7">==ISPs== </text:span></text:p>
      <text:p text:style-name="P8"><text:span text:style-name="T7">-Internet Service Provider, company that provides Internet use for homes and businesses. (speed, tech. support, reliability of the network, cost, type of connection)</text:span></text:p>
      <text:p text:style-name="P8"><text:span text:style-name="T7">-bandwidth: capacity of the communications channel. Amt of data that can be traveled in a fixed amount of time. Ranges from kbps, mbps, gbps</text:span></text:p>
      <text:p text:style-name="P8"><text:span text:style-name="T7">-Dial up, DSL, cable, wireless</text:span></text:p>
      <text:p text:style-name="P8"><text:span text:style-name="T7">-</text:span><text:span text:style-name="T8">Dial-up: uses the phone-line, need a modem to convert digital signal to analog to travel across the telephone lines. regular dial-up, (56 kbps). High-speed dial-up routes the request to an Acceleration Server first, uses high-speed lines to interact with other servers on the Internet. ~5x faster than regular dial-up. These are considered temporary connections before you must reconnect with ISP each time log on</text:span></text:p>
      <text:p text:style-name="P9"><text:span text:style-name="T8">-Digital Subscriber Line</text:span></text:p>
      <text:p text:style-name="P9"><text:span text:style-name="T8">condenses digital data, sends it at high speeds over telephone wires, needs DSL modem. ADSL is up != down. ADSL uses broadband transmission, divides telephone wire into separate channels for sending data. receiving data and voice calls. Dial-up = baseband </text:span><text:soft-page-break/><text:span text:style-name="T8">transmission, only one channel at a time.</text:span><text:span text:style-name="T9"> DSL = dedicated connection. because of this, more vulnerable to intrusions. Firewall = hardware or software that protects the computer from harmful intrusions. </text:span></text:p>
      <text:p text:style-name="P10"><text:span text:style-name="T9">-cable uses same cable as television service. require a coaxial cable, a line splitter (divides TV signals from the data signals), cable modem. asymmetric like ADSL. cable is shared with other ppl in the neighbourhood, so may decrease bandwidth. </text:span></text:p>
      <text:p text:style-name="P11"><text:span text:style-name="T10">-Fixed wireless access: access from a stationary location. require antenna, use microwaves to send and receive data, small dish to receive signal</text:span></text:p>
      <text:p text:style-name="P11"><text:span text:style-name="T10">-Repeaters relay data from the user to the ISP, called a Wireless Internet Service Provider. must be within 35 miles of the microwave tower,</text:span><text:span text:style-name="T11"> slower than DSL. Must have clear line of sight to tower. </text:span></text:p>
      <text:p text:style-name="P12"><text:span text:style-name="T11">-Satellite Internet is either one-way or two-way. One-way uses the satellite to download data and regular telephone line to upload data. two-way uses the satellite for both. Fantastic coverage, but slower like microwave and expensive</text:span></text:p>
      <text:p text:style-name="P12"><text:span text:style-name="T11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e </meta:initial-creator>
    <meta:creation-date>2011-03-01T21:41:29</meta:creation-date>
    <dc:date>2011-03-03T01:43:35</dc:date>
    <dc:creator>Luke </dc:creator>
    <meta:editing-duration>PT03H55M10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3" meta:paragraph-count="60" meta:word-count="981" meta:character-count="6665"/>
  </office:meta>
</office:document-meta>
</file>